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data. The XML entries will be provided by the user. The meta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Heading_20_1" text:outline-level="1">Modules</text:h>
      <text:h text:style-name="Heading_20_2" text:outline-level="2">IO</text:h>
      <text:p text:style-name="P1">main (pngaxml, apngoutput, state) → <text:span text:style-name="T1">Given a pngaxml filename parses through the xml which is in the pnga schema format to create an apng file which is saved to apngoutput. The animated image is composed composed of individual PNG frames referenced in the pngaxml file along with their time offsets. </text:span></text:p>
      <text:h text:style-name="Heading_20_2" text:outline-level="2">BasicLex</text:h>
      <text:p text:style-name="P1">(base from previous project)</text:p>
      <text:h text:style-name="Heading_20_2" text:outline-level="2">MinidomParser</text:h>
      <text:p text:style-name="P1">(base from previous project)</text:p>
      <text:h text:style-name="Heading_20_2" text:outline-level="2">MinidomSerializer</text:h>
      <text:p text:style-name="P1">(base from previous project)</text:p>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p text:style-name="P2"/>
      <text:p text:style-name="P2"/>
      <text:h text:style-name="Heading_20_2" text:outline-level="2"><text:soft-page-break/>PNGDatParser (Optional)</text:h>
      <text:p text:style-name="Text_20_body"/>
      <text:h text:style-name="Heading_20_2" text:outline-level="2">APNGBuilder</text:h>
      <text:p text:style-name="Text_20_body"/>
      <text:h text:style-name="Heading_20_1" text:outline-level="1">Proces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1-26T14:25:03</dc:date>
    <dc:creator>Kye </dc:creator>
    <meta:editing-duration>PT00H24M16S</meta:editing-duration>
    <meta:editing-cycles>3</meta:editing-cycles>
    <meta:generator>OpenOffice.org/3.2$Linux OpenOffice.org_project/320m12$Build-9483</meta:generator>
    <meta:document-statistic meta:table-count="0" meta:image-count="0" meta:object-count="0" meta:page-count="2" meta:paragraph-count="18" meta:word-count="281" meta:character-count="1786"/>
  </office:meta>
</office:document-meta>
</file>